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17"/>
    <style:style style:name="ce24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302" style:family="table-cell" style:parent-style-name="Default" style:data-style-name="N36">
      <style:table-cell-properties fo:background-color="transparent"/>
    </style:style>
    <style:style style:name="ce142" style:family="table-cell" style:parent-style-name="Default" style:data-style-name="N36">
      <style:table-cell-properties fo:background-color="#ffbf00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c2cd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7">
      <style:table-cell-properties fo:background-color="#ffbf00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153" style:family="table-cell" style:parent-style-name="Default" style:data-style-name="N117">
      <style:table-cell-properties fo:background-color="#e0c2cd"/>
    </style:style>
    <style:style style:name="ce92" style:family="table-cell" style:parent-style-name="Default" style:data-style-name="N117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ce288" style:family="table-cell" style:parent-style-name="Default" style:data-style-name="N117">
      <style:table-cell-properties fo:background-color="transparent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3" style:family="table-cell" style:parent-style-name="Default">
      <style:table-cell-properties fo:background-color="#ffd8ce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5" style:family="table-cell" style:parent-style-name="Default">
      <style:table-cell-properties fo:background-color="#bbe33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3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01_23.D2]" office:value-type="float" office:value="375413.48" calcext:value-type="float">
            <text:p>375.413,48</text:p>
          </table:table-cell>
          <table:table-cell table:style-name="ce168" table:formula="of:=[$01_23.E2]" office:value-type="float" office:value="-22658.31" calcext:value-type="float">
            <text:p>-22.658,31</text:p>
          </table:table-cell>
          <table:table-cell table:style-name="ce173" table:formula="of:=[.B3]+[.C3]" office:value-type="float" office:value="352755.17" calcext:value-type="float">
            <text:p>352.755,17</text:p>
          </table:table-cell>
          <table:table-cell table:style-name="ce163" table:formula="of:=[$01_23.F2]" office:value-type="float" office:value="359709.27" calcext:value-type="float">
            <text:p>359.709,27</text:p>
          </table:table-cell>
          <table:table-cell table:style-name="ce168" table:formula="of:=[$01_23.G2]" office:value-type="float" office:value="-13114.36" calcext:value-type="float">
            <text:p>-13.114,36</text:p>
          </table:table-cell>
          <table:table-cell table:style-name="ce175" table:formula="of:=[.E3]+[.F3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54" calcext:value-type="float">
            <text:p>54</text:p>
          </table:table-cell>
          <table:table-cell table:style-name="ce186"/>
          <table:table-cell table:style-name="Default"/>
          <table:table-cell table:style-name="ce189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02_23.D2]" office:value-type="float" office:value="14161" calcext:value-type="float">
            <text:p>14.161,00</text:p>
          </table:table-cell>
          <table:table-cell table:style-name="ce168" table:formula="of:=[$02_23.E2]" office:value-type="float" office:value="-54950.25" calcext:value-type="float">
            <text:p>-54.950,25</text:p>
          </table:table-cell>
          <table:table-cell table:style-name="ce173" table:formula="of:=[.B4]+[.C4]+[.D3]" office:value-type="float" office:value="311965.92" calcext:value-type="float">
            <text:p>311.965,92</text:p>
          </table:table-cell>
          <table:table-cell table:style-name="ce163" table:formula="of:=[$02_23.F2]" office:value-type="float" office:value="0" calcext:value-type="float">
            <text:p>0,00</text:p>
          </table:table-cell>
          <table:table-cell table:style-name="ce168" table:formula="of:=[$02_23.G2]" office:value-type="float" office:value="0" calcext:value-type="float">
            <text:p>0,00</text:p>
          </table:table-cell>
          <table:table-cell table:style-name="ce175" table:formula="of:=[.E4]+[.F4]+[.G3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30" calcext:value-type="float">
            <text:p>30</text:p>
          </table:table-cell>
          <table:table-cell table:style-name="ce186"/>
          <table:table-cell table:style-name="Default"/>
          <table:table-cell table:style-name="ce190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03_23.D2]" office:value-type="float" office:value="83961" calcext:value-type="float">
            <text:p>83.961,00</text:p>
          </table:table-cell>
          <table:table-cell table:style-name="ce168" table:formula="of:=[$03_23.E2]" office:value-type="float" office:value="-17550.4" calcext:value-type="float">
            <text:p>-17.550,40</text:p>
          </table:table-cell>
          <table:table-cell table:style-name="ce173" table:formula="of:=[.B5]+[.C5]+[.D4]" office:value-type="float" office:value="378376.52" calcext:value-type="float">
            <text:p>378.376,52</text:p>
          </table:table-cell>
          <table:table-cell table:style-name="ce163" table:formula="of:=[$03_23.F2]" office:value-type="float" office:value="0" calcext:value-type="float">
            <text:p>0,00</text:p>
          </table:table-cell>
          <table:table-cell table:style-name="ce168" table:formula="of:=[$03_23.G2]" office:value-type="float" office:value="0" calcext:value-type="float">
            <text:p>0,00</text:p>
          </table:table-cell>
          <table:table-cell table:style-name="ce175" table:formula="of:=[.E5]+[.F5]+[.G4]" office:value-type="float" office:value="346594.91" calcext:value-type="float">
            <text:p>346.594,91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72" calcext:value-type="float">
            <text:p>72,0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04_23.D2]" office:value-type="float" office:value="14361" calcext:value-type="float">
            <text:p>14.361,00</text:p>
          </table:table-cell>
          <table:table-cell table:style-name="ce168" table:formula="of:=[$04_23.E2]" office:value-type="float" office:value="-17190.58" calcext:value-type="float">
            <text:p>-17.190,58</text:p>
          </table:table-cell>
          <table:table-cell table:style-name="ce173" table:formula="of:=[.B6]+[.C6]+[.D5]" office:value-type="float" office:value="375546.94" calcext:value-type="float">
            <text:p>375.546,94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68" table:formula="of:=[$04_23.G2]" office:value-type="float" office:value="0" calcext:value-type="float">
            <text:p>0,00</text:p>
          </table:table-cell>
          <table:table-cell table:style-name="ce175" table:formula="of:=[.E6]+[.F6]+[.G5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90" calcext:value-type="float">
            <text:p>90</text:p>
          </table:table-cell>
          <table:table-cell table:style-name="ce186"/>
          <table:table-cell table:style-name="Default"/>
          <table:table-cell table:style-name="ce190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05_23.D2]" office:value-type="float" office:value="13361" calcext:value-type="float">
            <text:p>13.361,00</text:p>
          </table:table-cell>
          <table:table-cell table:style-name="ce168" table:formula="of:=[$05_23.E2]" office:value-type="float" office:value="-16535.85" calcext:value-type="float">
            <text:p>-16.535,85</text:p>
          </table:table-cell>
          <table:table-cell table:style-name="ce173" table:formula="of:=[.B7]+[.C7]+[.D6]" office:value-type="float" office:value="372372.09" calcext:value-type="float">
            <text:p>372.372,09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68" table:formula="of:=[$05_23.G2]" office:value-type="float" office:value="0" calcext:value-type="float">
            <text:p>0,00</text:p>
          </table:table-cell>
          <table:table-cell table:style-name="ce175" table:formula="of:=[.E7]+[.F7]+[.G6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150" calcext:value-type="float">
            <text:p>150</text:p>
          </table:table-cell>
          <table:table-cell table:style-name="ce186"/>
          <table:table-cell table:style-name="Default"/>
          <table:table-cell table:style-name="ce190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06_23.D2]" office:value-type="float" office:value="23361" calcext:value-type="float">
            <text:p>23.361,00</text:p>
          </table:table-cell>
          <table:table-cell table:style-name="ce168" table:formula="of:=[$06_23.E2]" office:value-type="float" office:value="-18735.85" calcext:value-type="float">
            <text:p>-18.735,85</text:p>
          </table:table-cell>
          <table:table-cell table:style-name="ce173" table:formula="of:=[.B8]+[.C8]+[.D7]" office:value-type="float" office:value="376997.24" calcext:value-type="float">
            <text:p>376.997,24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68" table:formula="of:=[$06_23.GG2]" office:value-type="float" office:value="0" calcext:value-type="float">
            <text:p>0,00</text:p>
          </table:table-cell>
          <table:table-cell table:style-name="ce175" table:formula="of:=[.E8]+[.F8]+[.G7]" office:value-type="float" office:value="346594.91" calcext:value-type="float">
            <text:p>346.594,91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07_23.D2]" office:value-type="float" office:value="14461" calcext:value-type="float">
            <text:p>14.461,00</text:p>
          </table:table-cell>
          <table:table-cell table:style-name="ce168" table:formula="of:=[$07_23.E2]" office:value-type="float" office:value="-19635.85" calcext:value-type="float">
            <text:p>-19.635,85</text:p>
          </table:table-cell>
          <table:table-cell table:style-name="ce173" table:formula="of:=[.B9]+[.C9]+[.D8]" office:value-type="float" office:value="371822.39" calcext:value-type="float">
            <text:p>371.822,39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68" table:formula="of:=[$07_23.GG2]" office:value-type="float" office:value="0" calcext:value-type="float">
            <text:p>0,00</text:p>
          </table:table-cell>
          <table:table-cell table:style-name="ce175" table:formula="of:=[.E9]+[.F9]+[.G8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60" calcext:value-type="float">
            <text:p>60</text:p>
          </table:table-cell>
          <table:table-cell table:style-name="ce186" table:formula="of:=[.J9]*[.$K$1]" office:value-type="float" office:value="14.0826" calcext:value-type="float">
            <text:p>14,08</text:p>
          </table:table-cell>
          <table:table-cell table:style-name="ce186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08_23.D2]" office:value-type="float" office:value="84461" calcext:value-type="float">
            <text:p>84.461,00</text:p>
          </table:table-cell>
          <table:table-cell table:style-name="ce168" table:formula="of:=[$08_23.E2]" office:value-type="float" office:value="-19635.85" calcext:value-type="float">
            <text:p>-19.635,85</text:p>
          </table:table-cell>
          <table:table-cell table:style-name="ce173" table:formula="of:=[.B10]+[.C10]+[.D9]" office:value-type="float" office:value="436647.54" calcext:value-type="float">
            <text:p>436.647,54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68" table:formula="of:=[$08_23.GG2]" office:value-type="float" office:value="0" calcext:value-type="float">
            <text:p>0,00</text:p>
          </table:table-cell>
          <table:table-cell table:style-name="ce175" table:formula="of:=[.E10]+[.F10]+[.G9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120" calcext:value-type="float">
            <text:p>120</text:p>
          </table:table-cell>
          <table:table-cell table:style-name="ce186" table:formula="of:=[.J10]*[.$K$1]" office:value-type="float" office:value="28.1652" calcext:value-type="float">
            <text:p>28,17</text:p>
          </table:table-cell>
          <table:table-cell table:style-name="ce186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09_23.D2]" office:value-type="float" office:value="120850" calcext:value-type="float">
            <text:p>120.850,00</text:p>
          </table:table-cell>
          <table:table-cell table:style-name="ce168" table:formula="of:=[$09_23.E2]" office:value-type="float" office:value="-19635.85" calcext:value-type="float">
            <text:p>-19.635,85</text:p>
          </table:table-cell>
          <table:table-cell table:style-name="ce173" table:formula="of:=[.B11]+[.C11]+[.D10]" office:value-type="float" office:value="537861.69" calcext:value-type="float">
            <text:p>537.861,69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68" table:formula="of:=[$09_23.GG2]" office:value-type="float" office:value="0" calcext:value-type="float">
            <text:p>0,00</text:p>
          </table:table-cell>
          <table:table-cell table:style-name="ce175" table:formula="of:=[.E11]+[.F11]+[.G10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120" calcext:value-type="float">
            <text:p>120</text:p>
          </table:table-cell>
          <table:table-cell table:style-name="ce186" table:formula="of:=[.J11]*[.$K$1]" office:value-type="float" office:value="28.1652" calcext:value-type="float">
            <text:p>28,17</text:p>
          </table:table-cell>
          <table:table-cell table:style-name="ce186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10_23.D2]" office:value-type="float" office:value="13350" calcext:value-type="float">
            <text:p>13.350,00</text:p>
          </table:table-cell>
          <table:table-cell table:style-name="ce168" table:formula="of:=[$10_23.E2]" office:value-type="float" office:value="-73524.74" calcext:value-type="float">
            <text:p>-73.524,74</text:p>
          </table:table-cell>
          <table:table-cell table:style-name="ce173" table:formula="of:=[.B12]+[.C12]+[.D11]" office:value-type="float" office:value="477686.95" calcext:value-type="float">
            <text:p>477.686,95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68" table:formula="of:=[$10_23.G2]" office:value-type="float" office:value="0" calcext:value-type="float">
            <text:p>0,00</text:p>
          </table:table-cell>
          <table:table-cell table:style-name="ce175" table:formula="of:=[.E12]+[.F12]+[.G11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2]*[.$K$1]" office:value-type="float" office:value="16.4297" calcext:value-type="float">
            <text:p>16,43</text:p>
          </table:table-cell>
          <table:table-cell table:style-name="ce186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37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11_23.D2]" office:value-type="float" office:value="193350" calcext:value-type="float">
            <text:p>193.350,00</text:p>
          </table:table-cell>
          <table:table-cell table:style-name="ce168" table:formula="of:=[$11_23.E2]" office:value-type="float" office:value="-19635.85" calcext:value-type="float">
            <text:p>-19.635,85</text:p>
          </table:table-cell>
          <table:table-cell table:style-name="ce173" table:formula="of:=[.B13]+[.C13]+[.D12]" office:value-type="float" office:value="651401.1" calcext:value-type="float">
            <text:p>651.401,10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68" table:formula="of:=[$11_23.G2]" office:value-type="float" office:value="0" calcext:value-type="float">
            <text:p>0,00</text:p>
          </table:table-cell>
          <table:table-cell table:style-name="ce175" table:formula="of:=[.E13]+[.F13]+[.G12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3]*[.$K$1]" office:value-type="float" office:value="16.4297" calcext:value-type="float">
            <text:p>16,43</text:p>
          </table:table-cell>
          <table:table-cell table:style-name="ce186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38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12_23.D2]" office:value-type="float" office:value="133350" calcext:value-type="float">
            <text:p>133.350,00</text:p>
          </table:table-cell>
          <table:table-cell table:style-name="ce168" table:formula="of:=[$12_23.E2]" office:value-type="float" office:value="-19635.85" calcext:value-type="float">
            <text:p>-19.635,85</text:p>
          </table:table-cell>
          <table:table-cell table:style-name="ce173" table:formula="of:=[.B14]+[.C14]+[.D13]" office:value-type="float" office:value="765115.25" calcext:value-type="float">
            <text:p>765.115,25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68" table:formula="of:=[$12_23.G2]" office:value-type="float" office:value="0" calcext:value-type="float">
            <text:p>0,00</text:p>
          </table:table-cell>
          <table:table-cell table:style-name="ce175" table:formula="of:=[.E14]+[.F14]+[.G13]" office:value-type="float" office:value="346594.91" calcext:value-type="float">
            <text:p>346.594,91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70" calcext:value-type="float">
            <text:p>70</text:p>
          </table:table-cell>
          <table:table-cell table:style-name="ce186" table:formula="of:=[.J14]*[.$K$1]" office:value-type="float" office:value="16.4297" calcext:value-type="float">
            <text:p>16,43</text:p>
          </table:table-cell>
          <table:table-cell table:style-name="ce186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1084440.48" calcext:value-type="float">
            <text:p>1.084.440,48</text:p>
          </table:table-cell>
          <table:table-cell table:style-name="ce169" table:formula="of:=SUM([.C3:.C14])" office:value-type="float" office:value="-319325.23" calcext:value-type="float">
            <text:p>-319.325,23</text:p>
          </table:table-cell>
          <table:table-cell table:style-name="ce21" table:formula="of:=[.B15]+[.C15]" office:value-type="float" office:value="765115.25" calcext:value-type="float">
            <text:p>765.115,25</text:p>
          </table:table-cell>
          <table:table-cell table:style-name="ce164" table:formula="of:=SUM([.E3:.E14])" office:value-type="float" office:value="359709.27" calcext:value-type="float">
            <text:p>359.709,27</text:p>
          </table:table-cell>
          <table:table-cell table:style-name="ce169" table:formula="of:=SUM([.F3:.F14])" office:value-type="float" office:value="-13114.36" calcext:value-type="float">
            <text:p>-13.114,36</text:p>
          </table:table-cell>
          <table:table-cell table:style-name="ce21" table:formula="of:=[.E15]+[.F15]" office:value-type="float" office:value="346594.91" calcext:value-type="float">
            <text:p>346.594,91</text:p>
          </table:table-cell>
          <table:table-cell table:style-name="ce28"/>
          <table:table-cell table:style-name="ce180"/>
          <table:table-cell table:style-name="ce183" table:formula="of:=SUM([.J9:.J14])" office:value-type="float" office:value="510" calcext:value-type="float">
            <text:p>510</text:p>
          </table:table-cell>
          <table:table-cell table:style-name="ce187" table:formula="of:=SUM([.K9:.K14])" office:value-type="float" office:value="119.7021" calcext:value-type="float">
            <text:p>119,70</text:p>
          </table:table-cell>
          <table:table-cell table:style-name="ce187" table:formula="of:=SUM([.L9:.L14])" office:value-type="float" office:value="390.2979" calcext:value-type="float">
            <text:p>390,30</text:p>
          </table:table-cell>
          <table:table-cell table:style-name="ce187" table:formula="of:=SUM([.M3:.M14])" office:value-type="float" office:value="131" calcext:value-type="float">
            <text:p>131,00</text:p>
          </table:table-cell>
          <table:table-cell table:style-name="ce187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90370.04" calcext:value-type="float">
            <text:p>90.370,04</text:p>
          </table:table-cell>
          <table:table-cell table:style-name="ce14" table:formula="of:=[.C15]/[.A16]" office:value-type="float" office:value="-26610.4358333333" calcext:value-type="float">
            <text:p>-26.610,44</text:p>
          </table:table-cell>
          <table:table-cell table:style-name="ce14"/>
          <table:table-cell table:style-name="ce14" table:formula="of:=[.E15]/[.A16]" office:value-type="float" office:value="29975.7725" calcext:value-type="float">
            <text:p>29.975,77</text:p>
          </table:table-cell>
          <table:table-cell table:style-name="ce14" table:formula="of:=[.F15]/[.A16]" office:value-type="float" office:value="-1092.86333333333" calcext:value-type="float">
            <text:p>-1.092,86</text:p>
          </table:table-cell>
          <table:table-cell table:style-name="ce14" table:formula="of:=[.G15]/[.A16]" office:value-type="float" office:value="28882.9091666667" calcext:value-type="float">
            <text:p>28.882,91</text:p>
          </table:table-cell>
          <table:table-cell table:style-name="ce29"/>
          <table:table-cell table:style-name="ce25"/>
          <table:table-cell table:style-name="ce14" table:formula="of:=[.J15]/12" office:value-type="float" office:value="42.5" calcext:value-type="float">
            <text:p>42,50</text:p>
          </table:table-cell>
          <table:table-cell table:style-name="ce14" table:formula="of:=[.K15]/12" office:value-type="float" office:value="9.975175" calcext:value-type="float">
            <text:p>9,98</text:p>
          </table:table-cell>
          <table:table-cell table:style-name="ce14" table:formula="of:=[.L15]/12" office:value-type="float" office:value="32.524825" calcext:value-type="float">
            <text:p>32,52</text:p>
          </table:table-cell>
          <table:table-cell table:style-name="ce14" table:formula="of:=[.M15]/12" office:value-type="float" office:value="10.9166666666667" calcext:value-type="float">
            <text:p>10,92</text:p>
          </table:table-cell>
          <table:table-cell table:style-name="ce14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92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3" table:default-cell-style-name="ce176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375413.48" calcext:value-type="float">
            <text:p>375.413,48</text:p>
          </table:table-cell>
          <table:table-cell table:style-name="ce241" table:formula="of:=SUM([.E5:.E26])" office:value-type="float" office:value="-22658.31" calcext:value-type="float">
            <text:p>-22.658,31</text:p>
          </table:table-cell>
          <table:table-cell table:style-name="ce241" table:formula="of:=SUM([.F4:.F27])" office:value-type="float" office:value="359709.27" calcext:value-type="float">
            <text:p>359.709,27</text:p>
          </table:table-cell>
          <table:table-cell table:style-name="ce241" table:formula="of:=SUM([.G4:.G27])" office:value-type="float" office:value="-13114.36" calcext:value-type="float">
            <text:p>-13.114,36</text:p>
          </table:table-cell>
          <table:table-cell table:style-name="ce241" table:formula="of:=[.F2]+[.G2]" office:value-type="float" office:value="346594.91" calcext:value-type="float">
            <text:p>346.594,9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4"/>
          <table:table-cell/>
          <table:table-cell table:formula="of:=[.E88]" office:value-type="float" office:value="356022.27" calcext:value-type="float">
            <text:p>356022,27</text:p>
          </table:table-cell>
          <table:table-cell table:style-name="Default"/>
          <table:table-cell table:style-name="Default" table:formula="of:=[.E88]" office:value-type="float" office:value="356022.27" calcext:value-type="float">
            <text:p>356022,27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table:style-name="ce246"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9]+[.F10]+[.G10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table:style-name="ce246" office:value-type="float" office:value="-150" calcext:value-type="float">
            <text:p>-150,00</text:p>
          </table:table-cell>
          <table:table-cell table:style-name="ce246"/>
          <table:table-cell/>
          <table:table-cell table:formula="of:=[.H10]+[.F11]+[.G11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246" table:formula="of:=[.D34]" office:value-type="float" office:value="6130.21" calcext:value-type="float">
            <text:p>6.130,21</text:p>
          </table:table-cell>
          <table:table-cell table:style-name="ce171"/>
          <table:table-cell table:style-name="Default" table:formula="of:=[.E34]" office:value-type="float" office:value="2687" calcext:value-type="float">
            <text:p>2687</text:p>
          </table:table-cell>
          <table:table-cell table:style-name="Default"/>
          <table:table-cell table:formula="of:=[.H11]+[.F12]+[.G12]" office:value-type="float" office:value="-3193.79" calcext:value-type="float">
            <text:p>-3.193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3]+[.F14]+[.G14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46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0427.36" calcext:value-type="float">
            <text:p>-10.427,36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46" office:value-type="string" calcext:value-type="string">
            <text:p>Kira snyG Metin ÇELİK 4/8 31-12-2022</text:p>
          </table:table-cell>
          <table:table-cell table:style-name="ce146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9427.36" calcext:value-type="float">
            <text:p>-9.427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6130.21" calcext:value-type="float">
            <text:p>6.130,21</text:p>
          </table:table-cell>
          <table:table-cell table:style-name="ce151" table:formula="of:=SUM([.E35:.E42])" office:value-type="float" office:value="2687" calcext:value-type="float">
            <text:p>2.687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39" office:value-type="string" calcext:value-type="string">
            <text:p>Salih Ant Elektrik</text:p>
          </table:table-cell>
          <table:table-cell table:style-name="ce159"/>
          <table:table-cell table:style-name="ce85" office:value-type="float" office:value="1221.74" calcext:value-type="float">
            <text:p>1.221,74</text:p>
          </table:table-cell>
          <table:table-cell table:style-name="ce9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1264.87" calcext:value-type="float">
            <text:p>1.264,87</text:p>
          </table:table-cell>
          <table:table-cell table:style-name="ce17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8" office:value-type="float" office:value="366.02" calcext:value-type="float">
            <text:p>366,02</text:p>
          </table:table-cell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8" office:value-type="float" office:value="1479.95" calcext:value-type="float">
            <text:p>1.479,9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188" office:value-type="float" office:value="1214.37" calcext:value-type="float">
            <text:p>1.214,3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 table:style-name="ce188" office:value-type="float" office:value="183.26" calcext:value-type="float">
            <text:p>183,26</text:p>
          </table:table-cell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style-name="ce24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8:.E84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style-name="ce246"/>
          <table:table-cell table:number-columns-repeated="1019"/>
        </table:table-row>
        <table:table-row table:style-name="ro3" table:number-rows-repeated="2">
          <table:table-cell/>
          <table:table-cell table:style-name="ce200"/>
          <table:table-cell table:number-columns-repeated="2"/>
          <table:table-cell table:style-name="ce246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2022 Devir</text:p>
          </table:table-cell>
          <table:table-cell table:style-name="ce140"/>
          <table:table-cell table:style-name="ce152"/>
          <table:table-cell table:style-name="ce154" table:formula="of:=SUM([.E89:.E127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93]*[.C93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4]*[.C94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5]*[.C95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46"/>
        <table:table-column table:style-name="co14" table:number-columns-repeated="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7])" office:value-type="float" office:value="14161" calcext:value-type="float">
            <text:p>14.161,00</text:p>
          </table:table-cell>
          <table:table-cell table:style-name="ce241" table:formula="of:=SUM([.E4:.E26])" office:value-type="float" office:value="-54950.25" calcext:value-type="float">
            <text:p>-54.950,2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9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9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4]" office:value-type="float" office:value="400" calcext:value-type="float">
            <text:p>400,00</text:p>
          </table:table-cell>
          <table:table-cell table:style-name="ce17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-3078.34" calcext:value-type="float">
            <text:p>-3.078,3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2]" office:value-type="float" office:value="-1447.17" calcext:value-type="float">
            <text:p>-1.447,17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7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400" calcext:value-type="float">
            <text:p>400,00</text:p>
          </table:table-cell>
          <table:table-cell table:style-name="ce15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59])" office:value-type="float" office:value="-3078.34" calcext:value-type="float">
            <text:p>-3078,3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309" office:value-type="string" calcext:value-type="string">
            <text:p>superonline</text:p>
          </table:table-cell>
          <table:table-cell table:style-name="ce197" table:number-columns-repeated="2"/>
          <table:table-cell office:value-type="float" office:value="-76.3" calcext:value-type="float">
            <text:p>-76,3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3:.E74])" office:value-type="float" office:value="-1447.17" calcext:value-type="float">
            <text:p>-1447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office:value-type="float" office:value="-146.44" calcext:value-type="float">
            <text:p>-146,44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3-01-02" calcext:value-type="date">
            <text:p>02.01.2023</text:p>
          </table:table-cell>
          <table:table-cell table:style-name="ce31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Default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83961" calcext:value-type="float">
            <text:p>83.961,00</text:p>
          </table:table-cell>
          <table:table-cell table:style-name="ce241" table:formula="of:=SUM([.E4:.E25])" office:value-type="float" office:value="-17550.4" calcext:value-type="float">
            <text:p>-17.550,40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10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10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200" calcext:value-type="float">
            <text:p>200,00</text:p>
          </table:table-cell>
          <table:table-cell table:style-name="ce171"/>
          <table:table-cell table:style-name="ce176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2125.66" calcext:value-type="float">
            <text:p>-2.125,66</text:p>
          </table:table-cell>
          <table:table-cell table:style-name="ce17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7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7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76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7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17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27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7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style-name="ce176"/>
          <table:table-cell table:number-columns-repeated="1018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style-name="ce176"/>
          <table:table-cell table:number-columns-repeated="1018"/>
        </table:table-row>
        <table:table-row table:style-name="ro3">
          <table:table-cell table:number-columns-repeated="4"/>
          <table:table-cell table:style-name="ce17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number-columns-repeated="1019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number-columns-repeated="1019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200" calcext:value-type="float">
            <text:p>20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95"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7"/>
          <table:table-cell table:style-name="ce197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/>
          <table:table-cell table:style-name="ce176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/>
          <table:table-cell table:style-name="ce176"/>
          <table:table-cell table:number-columns-repeated="1018"/>
        </table:table-row>
        <table:table-row table:style-name="ro3">
          <table:table-cell table:style-name="ce192"/>
          <table:table-cell table:style-name="ce31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4361" calcext:value-type="float">
            <text:p>14.361,00</text:p>
          </table:table-cell>
          <table:table-cell table:style-name="ce241" table:formula="of:=SUM([.E4:.E25])" office:value-type="float" office:value="-17190.58" calcext:value-type="float">
            <text:p>-17.190,58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11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11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7"/>
          <table:table-cell table:style-name="ce197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3361" calcext:value-type="float">
            <text:p>13.361,00</text:p>
          </table:table-cell>
          <table:table-cell table:style-name="ce241" table:formula="of:=SUM([.E4:.E25])" office:value-type="float" office:value="-16535.85" calcext:value-type="float">
            <text:p>-16.5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12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12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23361" calcext:value-type="float">
            <text:p>23.361,00</text:p>
          </table:table-cell>
          <table:table-cell table:style-name="ce241" table:formula="of:=SUM([.E4:.E25])" office:value-type="float" office:value="-18735.85" calcext:value-type="float">
            <text:p>-18.7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1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1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27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4461" calcext:value-type="float">
            <text:p>14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84461" calcext:value-type="float">
            <text:p>84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2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7])" office:value-type="float" office:value="120850" calcext:value-type="float">
            <text:p>120.850,00</text:p>
          </table:table-cell>
          <table:table-cell table:style-name="ce241" table:formula="of:=SUM([.E4:.E26])" office:value-type="float" office:value="-19635.85" calcext:value-type="float">
            <text:p>-19.635,8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4]" office:value-type="float" office:value="0" calcext:value-type="float">
            <text:p>0,00</text:p>
          </table:table-cell>
          <table:table-cell table:style-name="ce17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27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2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0" calcext:value-type="float">
            <text:p>0,00</text:p>
          </table:table-cell>
          <table:table-cell table:style-name="ce15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7])" office:value-type="float" office:value="13350" calcext:value-type="float">
            <text:p>13.350,00</text:p>
          </table:table-cell>
          <table:table-cell table:style-name="ce241" table:formula="of:=SUM([.E4:.E26])" office:value-type="float" office:value="-73524.74" calcext:value-type="float">
            <text:p>-73.524,7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4]" office:value-type="float" office:value="0" calcext:value-type="float">
            <text:p>0,00</text:p>
          </table:table-cell>
          <table:table-cell table:style-name="ce17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0" calcext:value-type="float">
            <text:p>0,00</text:p>
          </table:table-cell>
          <table:table-cell table:style-name="ce15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/>
          <table:table-cell/>
          <table:table-cell table:style-name="ce197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93350" calcext:value-type="float">
            <text:p>193.350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27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27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46"/>
        <table:table-column table:style-name="co12" table:default-cell-style-name="ce176"/>
        <table:table-column table:style-name="co22" table:default-cell-style-name="ce176"/>
        <table:table-column table:style-name="co23" table:default-cell-style-name="ce17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6])" office:value-type="float" office:value="133350" calcext:value-type="float">
            <text:p>133.350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/12 Mrmr Ryl A Blok 82</text:p>
          </table:table-cell>
          <table:table-cell table:style-name="ce1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/12</text:p>
          </table:table-cell>
          <table:table-cell table:style-name="ce196" table:number-columns-repeated="2"/>
          <table:table-cell office:value-type="float" office:value="-674.74" calcext:value-type="float">
            <text:p>-674,74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300" calcext:value-type="float">
            <text:p>-3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2">Elektrik </text:span>9522138254 Sanayi </text:p>
          </table:table-cell>
          <table:table-cell/>
          <table:table-cell table:style-name="ce176" table:formula="of:=[.D33]" office:value-type="float" office:value="0" calcext:value-type="float">
            <text:p>0,00</text:p>
          </table:table-cell>
          <table:table-cell table:style-name="ce17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26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2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27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/>
          <table:table-cell table:style-name="ce146" table:number-columns-repeated="3"/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0" calcext:value-type="float">
            <text:p>0,00</text:p>
          </table:table-cell>
          <table:table-cell table:style-name="ce15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7"/>
          <table:table-cell table:style-name="ce19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/>
          <table:table-cell table:style-name="ce197" table:number-columns-repeated="2"/>
          <table:table-cell table:style-name="ce196"/>
          <table:table-cell table:number-columns-repeated="1020"/>
        </table:table-row>
        <table:table-row table:style-name="ro3" table:number-rows-repeated="4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09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 table:style-name="ce192"/>
          <table:table-cell table:style-name="ce30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2"/>
          <table:table-cell table:style-name="ce197" table:number-columns-repeated="3"/>
          <table:table-cell table:number-columns-repeated="1020"/>
        </table:table-row>
        <table:table-row table:style-name="ro3">
          <table:table-cell table:style-name="ce192"/>
          <table:table-cell table:style-name="ce31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192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28" table:default-cell-style-name="ce171"/>
        <table:table-column table:style-name="co12" table:default-cell-style-name="ce171"/>
        <table:table-column table:style-name="co29" table:default-cell-style-name="ce171"/>
        <table:table-column table:style-name="co13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76"/>
        <table:table-column table:style-name="co35" table:number-columns-repeated="3" table:default-cell-style-name="ce176"/>
        <table:table-column table:style-name="co14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192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176"/>
        <table:table-column table:style-name="co38" table:default-cell-style-name="ce176"/>
        <table:table-column table:style-name="co39" table:default-cell-style-name="ce176"/>
        <table:table-column table:style-name="co40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3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41" table:default-cell-style-name="ce192"/>
        <table:table-column table:style-name="co42" table:default-cell-style-name="Default"/>
        <table:table-column table:style-name="co17" table:default-cell-style-name="Default"/>
        <table:table-column table:style-name="co43" table:default-cell-style-name="ce176"/>
        <table:table-column table:style-name="co44" table:default-cell-style-name="ce176"/>
        <table:table-column table:style-name="co43" table:default-cell-style-name="ce176"/>
        <table:table-column table:style-name="co44" table:number-columns-repeated="2" table:default-cell-style-name="ce176"/>
        <table:table-column table:style-name="co14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92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5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00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92"/>
        <table:table-column table:style-name="co15" table:default-cell-style-name="Default"/>
        <table:table-column table:style-name="co47" table:default-cell-style-name="Default"/>
        <table:table-column table:style-name="co14" table:default-cell-style-name="ce197"/>
        <table:table-column table:style-name="co14" table:default-cell-style-name="ce269"/>
        <table:table-column table:style-name="co14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92"/>
        <table:table-column table:style-name="co15" table:default-cell-style-name="Default"/>
        <table:table-column table:style-name="co46" table:default-cell-style-name="Default"/>
        <table:table-column table:style-name="co14" table:default-cell-style-name="ce331"/>
        <table:table-column table:style-name="co14" table:default-cell-style-name="ce326"/>
        <table:table-column table:style-name="co14" table:number-columns-repeated="2" table:default-cell-style-name="ce330"/>
        <table:table-column table:style-name="co14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71"/>
        <table:table-column table:style-name="co14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7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7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59"/>
        <table:table-column table:style-name="co48" table:default-cell-style-name="ce163"/>
        <table:table-column table:style-name="co21" table:default-cell-style-name="ce168"/>
        <table:table-column table:style-name="co49" table:default-cell-style-name="ce173"/>
        <table:table-column table:style-name="co49" table:default-cell-style-name="ce163"/>
        <table:table-column table:style-name="co3" table:default-cell-style-name="ce168"/>
        <table:table-column table:style-name="co5" table:default-cell-style-name="ce175"/>
        <table:table-column table:style-name="co8" table:default-cell-style-name="ce28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79" office:value-type="string" calcext:value-type="string">
            <text:p>maaş</text:p>
          </table:table-cell>
          <table:table-cell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office:value-type="float" office:value="9.85782" calcext:value-type="float">
            <text:p>9,86</text:p>
          </table:table-cell>
          <table:table-cell table:style-name="ce18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office:value-type="float" office:value="19.71564" calcext:value-type="float">
            <text:p>19,72</text:p>
          </table:table-cell>
          <table:table-cell table:style-name="ce18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office:value-type="float" office:value="19.71564" calcext:value-type="float">
            <text:p>19,72</text:p>
          </table:table-cell>
          <table:table-cell table:style-name="ce18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office:value-type="float" office:value="10.56195" calcext:value-type="float">
            <text:p>10,56</text:p>
          </table:table-cell>
          <table:table-cell table:style-name="ce186" office:value-type="float" office:value="34.43805" calcext:value-type="float">
            <text:p>34,44</text:p>
          </table:table-cell>
          <table:table-cell/>
          <table:table-cell table:style-name="ce37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office:value-type="float" office:value="11.26608" calcext:value-type="float">
            <text:p>11,27</text:p>
          </table:table-cell>
          <table:table-cell table:style-name="ce186" office:value-type="float" office:value="36.73392" calcext:value-type="float">
            <text:p>36,73</text:p>
          </table:table-cell>
          <table:table-cell/>
          <table:table-cell table:style-name="ce38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office:value-type="float" office:value="11.26608" calcext:value-type="float">
            <text:p>11,27</text:p>
          </table:table-cell>
          <table:table-cell table:style-name="ce18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69" office:value-type="float" office:value="-263196.11" calcext:value-type="float">
            <text:p>-263.196,11</text:p>
          </table:table-cell>
          <table:table-cell table:style-name="ce174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69" office:value-type="float" office:value="-316596.7" calcext:value-type="float">
            <text:p>-316.596,70</text:p>
          </table:table-cell>
          <table:table-cell table:style-name="ce174" office:value-type="float" office:value="228775.34" calcext:value-type="float">
            <text:p>228.775,34</text:p>
          </table:table-cell>
          <table:table-cell/>
          <table:table-cell table:style-name="ce180"/>
          <table:table-cell table:style-name="ce183" office:value-type="float" office:value="351" calcext:value-type="float">
            <text:p>351</text:p>
          </table:table-cell>
          <table:table-cell table:style-name="ce187" office:value-type="float" office:value="82.38321" calcext:value-type="float">
            <text:p>82,38</text:p>
          </table:table-cell>
          <table:table-cell table:style-name="ce187" office:value-type="float" office:value="268.61679" calcext:value-type="float">
            <text:p>268,62</text:p>
          </table:table-cell>
          <table:table-cell table:style-name="ce187" office:value-type="float" office:value="86.05" calcext:value-type="float">
            <text:p>86,05</text:p>
          </table:table-cell>
          <table:table-cell table:style-name="ce187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office:value-type="float" office:value="37192.8375" calcext:value-type="float">
            <text:p>37.192,84</text:p>
          </table:table-cell>
          <table:table-cell table:style-name="ce14" office:value-type="float" office:value="-21933.0091666667" calcext:value-type="float">
            <text:p>-21.933,01</text:p>
          </table:table-cell>
          <table:table-cell table:style-name="ce14"/>
          <table:table-cell table:style-name="ce14" office:value-type="float" office:value="45447.67" calcext:value-type="float">
            <text:p>45.447,67</text:p>
          </table:table-cell>
          <table:table-cell table:style-name="ce14" office:value-type="float" office:value="-26383.0583333333" calcext:value-type="float">
            <text:p>-26.383,06</text:p>
          </table:table-cell>
          <table:table-cell table:style-name="ce14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office:value-type="float" office:value="29.25" calcext:value-type="float">
            <text:p>29,25</text:p>
          </table:table-cell>
          <table:table-cell table:style-name="ce14" office:value-type="float" office:value="6.8652675" calcext:value-type="float">
            <text:p>6,87</text:p>
          </table:table-cell>
          <table:table-cell table:style-name="ce14" office:value-type="float" office:value="22.3847325" calcext:value-type="float">
            <text:p>22,38</text:p>
          </table:table-cell>
          <table:table-cell table:style-name="ce14" office:value-type="float" office:value="7.17083333333333" calcext:value-type="float">
            <text:p>7,17</text:p>
          </table:table-cell>
          <table:table-cell table:style-name="ce1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0" number:language="tr" number:country="TR">
      <number:text-content/>
      <style:map style:condition="value()&lt;=1.7976931348623157E+308" style:apply-style-name="N10140P0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2P0"/>
    </number:number-style>
    <number:number-style style:name="N1013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1P0"/>
    </number:number-style>
    <number:number-style style:name="N1012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1P0"/>
    </number:number-style>
    <number:date-style style:name="N10148" number:language="tr" number:country="TR">
      <number:day/>
      <number:text>. </number:text>
      <number:month number:textual="true"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date-style style:name="N10118" number:language="tr" number:country="TR">
      <number:month number:textual="true"/>
      <number:text>.</number:text>
      <number:year/>
    </number:date-style>
    <number:currency-style style:name="N1014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6P0"/>
    </number:currency-style>
    <number:date-style style:name="N10117" number:language="tr" number:country="TR">
      <number:day/>
      <number:text>.</number:text>
      <number:month number:textual="true"/>
    </number:date-style>
    <number:currency-style style:name="N1014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7H7M34S</meta:editing-duration>
    <meta:editing-cycles>144</meta:editing-cycles>
    <meta:generator>LibreOffice/7.3.7.2$Linux_X86_64 LibreOffice_project/30$Build-2</meta:generator>
    <dc:date>2023-01-09T13:22:04.832013766</dc:date>
    <meta:document-statistic meta:table-count="28" meta:cell-count="3915" meta:object-count="0"/>
  </office:meta>
</office:document-meta>
</file>